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C8000000F268ED225DCC3DD3DE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0.8132in" style:rel-column-width="7962*"/>
    </style:style>
    <style:style style:name="Table1.B" style:family="table-column">
      <style:table-column-properties style:column-width="3.6486in" style:rel-column-width="35725*"/>
    </style:style>
    <style:style style:name="Table1.C" style:family="table-column">
      <style:table-column-properties style:column-width="2.2313in" style:rel-column-width="21848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Cabeçalho">
      <style:paragraph-properties fo:text-align="center" style:justify-single-word="false"/>
    </style:style>
    <style:style style:name="P2" style:family="paragraph" style:parent-style-name="Cabeçalho">
      <style:paragraph-properties fo:text-align="center" style:justify-single-word="false"/>
      <style:text-properties style:font-name="Calibri" fo:font-weight="bold" style:font-weight-asian="bold"/>
    </style:style>
    <style:style style:name="P3" style:family="paragraph" style:parent-style-name="Cabeçalho">
      <style:paragraph-properties fo:text-align="end" style:justify-single-word="false"/>
      <style:text-properties style:font-name="DejaVu Sans Condensed"/>
    </style:style>
    <style:style style:name="P4" style:family="paragraph" style:parent-style-name="Cabeçalho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officeooo:paragraph-rsid="000b5492"/>
    </style:style>
    <style:style style:name="P6" style:family="paragraph" style:parent-style-name="Standard">
      <style:text-properties officeooo:paragraph-rsid="000b4046"/>
    </style:style>
    <style:style style:name="P7" style:family="paragraph" style:parent-style-name="Standard">
      <style:text-properties style:font-name="DejaVu Sans Condensed" style:font-name-complex="Calibri"/>
    </style:style>
    <style:style style:name="P8" style:family="paragraph" style:parent-style-name="Standard">
      <style:text-properties style:font-name="DejaVu Sans Condensed" officeooo:paragraph-rsid="000b5492" style:font-name-complex="Calibri"/>
    </style:style>
    <style:style style:name="P9" style:family="paragraph" style:parent-style-name="Standard">
      <style:text-properties style:font-name="DejaVu Sans Condensed" officeooo:rsid="000e992d" officeooo:paragraph-rsid="000faa7c" style:font-name-complex="Calibri"/>
    </style:style>
    <style:style style:name="P10" style:family="paragraph" style:parent-style-name="Standard">
      <style:text-properties style:font-name="DejaVu Sans Condensed" fo:font-weight="bold" style:font-weight-asian="bold" style:font-name-complex="Calibri"/>
    </style:style>
    <style:style style:name="P11" style:family="paragraph" style:parent-style-name="Standard">
      <style:text-properties style:font-name="DejaVu Sans Condensed" fo:font-weight="bold" officeooo:rsid="000faa7c" officeooo:paragraph-rsid="0011208b" style:font-weight-asian="bold" style:font-name-complex="Calibri" style:font-weight-complex="bold"/>
    </style:style>
    <style:style style:name="P12" style:family="paragraph" style:parent-style-name="Standard">
      <style:text-properties style:font-name="DejaVu Sans Condensed" fo:font-weight="bold" officeooo:rsid="0011208b" officeooo:paragraph-rsid="0011208b" style:font-weight-asian="bold" style:font-name-complex="Calibri" style:font-weight-complex="bold"/>
    </style:style>
    <style:style style:name="P13" style:family="paragraph" style:parent-style-name="Standard">
      <style:text-properties style:font-name="DejaVu Sans Condensed" fo:font-style="italic" style:font-style-asian="italic" style:font-name-complex="Calibri" style:font-style-complex="italic"/>
    </style:style>
    <style:style style:name="P14" style:family="paragraph" style:parent-style-name="Standard">
      <style:text-properties style:font-name="DejaVu Sans Condensed" fo:font-style="normal" style:font-style-asian="normal" style:font-name-complex="Calibri" style:font-style-complex="normal"/>
    </style:style>
    <style:style style:name="P15" style:family="paragraph" style:parent-style-name="Standard">
      <style:text-properties style:font-name="DejaVu Sans Condensed" fo:font-style="normal" fo:font-weight="normal" officeooo:rsid="00134d94" officeooo:paragraph-rsid="00134d94" style:font-style-asian="normal" style:font-weight-asian="normal" style:font-name-complex="Calibri" style:font-style-complex="normal" style:font-weight-complex="normal"/>
    </style:style>
    <style:style style:name="P16" style:family="paragraph" style:parent-style-name="Standard">
      <style:text-properties style:font-name="DejaVu Sans Condensed" fo:font-style="normal" fo:font-weight="normal" officeooo:rsid="00153590" officeooo:paragraph-rsid="00153590" style:font-style-asian="normal" style:font-weight-asian="normal" style:font-name-complex="Calibri" style:font-style-complex="normal" style:font-weight-complex="normal"/>
    </style:style>
    <style:style style:name="P17" style:family="paragraph" style:parent-style-name="Standard">
      <style:text-properties style:font-name="DejaVu Sans Condensed" fo:font-weight="normal" officeooo:rsid="00127cb8" officeooo:paragraph-rsid="0011208b" style:font-weight-asian="normal" style:font-name-complex="Calibri" style:font-weight-complex="normal"/>
    </style:style>
    <style:style style:name="P18" style:family="paragraph" style:parent-style-name="Standard">
      <style:text-properties style:font-name="DejaVu Sans Condensed" fo:font-weight="normal" officeooo:rsid="00134d94" officeooo:paragraph-rsid="0011208b" style:font-weight-asian="normal" style:font-name-complex="Calibri" style:font-weight-complex="normal"/>
    </style:style>
    <style:style style:name="P19" style:family="paragraph" style:parent-style-name="Standard">
      <style:text-properties officeooo:paragraph-rsid="0011208b"/>
    </style:style>
    <style:style style:name="P20" style:family="paragraph" style:parent-style-name="Standard">
      <style:text-properties fo:font-weight="normal" officeooo:rsid="0011208b" officeooo:paragraph-rsid="0011208b" style:font-weight-asian="normal" style:font-weight-complex="normal"/>
    </style:style>
    <style:style style:name="P21" style:family="paragraph" style:parent-style-name="Standard">
      <style:text-properties fo:font-weight="normal" officeooo:rsid="00134d94" officeooo:paragraph-rsid="00134d94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DejaVu Sans Condensed" style:font-name-complex="Calibri"/>
    </style:style>
    <style:style style:name="P23" style:family="paragraph" style:parent-style-name="Standard">
      <style:paragraph-properties fo:break-before="page"/>
      <style:text-properties style:font-name="DejaVu Sans Condensed" fo:font-weight="bold" officeooo:rsid="0011208b" officeooo:paragraph-rsid="0011208b" style:font-weight-asian="bold" style:font-name-complex="Calibri" style:font-weight-complex="bold"/>
    </style:style>
    <style:style style:name="P24" style:family="paragraph" style:parent-style-name="Table_20_Contents">
      <style:text-properties style:font-name="DejaVu Sans Condensed" officeooo:rsid="000d51ac" officeooo:paragraph-rsid="000d51ac" style:font-name-complex="Calibri"/>
    </style:style>
    <style:style style:name="P25" style:family="paragraph" style:parent-style-name="Table_20_Contents">
      <style:paragraph-properties fo:text-align="center" style:justify-single-word="false"/>
      <style:text-properties style:font-name="DejaVu Sans Condensed" officeooo:rsid="000d51ac" officeooo:paragraph-rsid="000d51ac" style:font-name-complex="Calibri"/>
    </style:style>
    <style:style style:name="P26" style:family="paragraph" style:parent-style-name="Table_20_Contents">
      <style:text-properties style:font-name="DejaVu Sans Condensed" officeooo:rsid="000e992d" officeooo:paragraph-rsid="000e992d" style:font-name-complex="Calibri"/>
    </style:style>
    <style:style style:name="P27" style:family="paragraph" style:parent-style-name="Table_20_Contents">
      <style:text-properties style:font-name="DejaVu Sans Condensed" officeooo:rsid="000e992d" officeooo:paragraph-rsid="000faa7c" style:font-name-complex="Calibri"/>
    </style:style>
    <style:style style:name="P28" style:family="paragraph" style:parent-style-name="Table_20_Contents">
      <style:text-properties style:font-name="DejaVu Sans Condensed" officeooo:rsid="000faa7c" officeooo:paragraph-rsid="000faa7c" style:font-name-complex="Calibri"/>
    </style:style>
    <style:style style:name="P29" style:family="paragraph" style:parent-style-name="Table_20_Contents">
      <style:text-properties style:font-name="DejaVu Sans Condensed" officeooo:rsid="000faa7c" officeooo:paragraph-rsid="0011208b" style:font-name-complex="Calibri"/>
    </style:style>
    <style:style style:name="P30" style:family="paragraph" style:parent-style-name="Table_20_Contents">
      <style:text-properties style:font-name="DejaVu Sans Condensed" officeooo:rsid="0011208b" officeooo:paragraph-rsid="0011208b" style:font-name-complex="Calibri"/>
    </style:style>
    <style:style style:name="P31" style:family="paragraph" style:parent-style-name="Table_20_Contents">
      <style:paragraph-properties fo:text-align="center" style:justify-single-word="false"/>
      <style:text-properties style:font-name="DejaVu Sans Condensed" officeooo:rsid="0011208b" officeooo:paragraph-rsid="0011208b" style:font-name-complex="Calibri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style="normal" officeooo:rsid="000e992d" officeooo:paragraph-rsid="000faa7c" style:font-style-asian="normal" style:font-name-complex="Calibri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0e992d" officeooo:paragraph-rsid="000e992d" style:font-weight-asian="bold" style:font-name-complex="Calibri" style:font-weight-complex="bold"/>
    </style:style>
    <style:style style:name="P34" style:family="paragraph" style:parent-style-name="Table_20_Contents">
      <style:text-properties style:font-name="DejaVu Sans Condensed" fo:font-weight="bold" officeooo:rsid="000e992d" officeooo:paragraph-rsid="000e992d" style:font-weight-asian="bold" style:font-name-complex="Calibri" style:font-weight-complex="bold"/>
    </style:style>
    <style:style style:name="P35" style:family="paragraph" style:parent-style-name="Table_20_Contents">
      <style:text-properties style:font-name="DejaVu Sans Condensed" fo:font-weight="bold" officeooo:rsid="000faa7c" officeooo:paragraph-rsid="000faa7c" style:font-weight-asian="bold" style:font-name-complex="Calibri" style:font-weight-complex="bold"/>
    </style:style>
    <style:style style:name="P36" style:family="paragraph" style:parent-style-name="Table_20_Contents">
      <style:text-properties style:font-name="DejaVu Sans Condensed" fo:font-weight="bold" officeooo:rsid="0011208b" officeooo:paragraph-rsid="0011208b" style:font-weight-asian="bold" style:font-name-complex="Calibri" style:font-weight-complex="bold"/>
    </style:style>
    <style:style style:name="P37" style:family="paragraph" style:parent-style-name="Standard" style:master-page-name="MP0">
      <style:paragraph-properties style:page-number="auto" fo:break-before="page"/>
      <style:text-properties style:font-name="DejaVu Sans Condensed" fo:font-weight="bold" style:font-weight-asian="bold" style:font-name-complex="Calibri"/>
    </style:style>
    <style:style style:name="P38" style:family="paragraph" style:parent-style-name="Standard" style:list-style-name="L1">
      <style:text-properties officeooo:paragraph-rsid="000b5492"/>
    </style:style>
    <style:style style:name="P39" style:family="paragraph" style:parent-style-name="Standard" style:list-style-name="L1">
      <style:text-properties officeooo:paragraph-rsid="000e992d"/>
    </style:style>
    <style:style style:name="P40" style:family="paragraph" style:parent-style-name="Standard" style:list-style-name="L1">
      <style:text-properties officeooo:paragraph-rsid="000d51ac"/>
    </style:style>
    <style:style style:name="P41" style:family="paragraph" style:parent-style-name="Standard" style:list-style-name="L1">
      <style:text-properties style:font-name="DejaVu Sans Condensed" style:font-name-complex="Calibri"/>
    </style:style>
    <style:style style:name="P42" style:family="paragraph" style:parent-style-name="Standard" style:list-style-name="L1">
      <style:text-properties style:font-name="DejaVu Sans Condensed" officeooo:rsid="000d51ac" officeooo:paragraph-rsid="000d51ac" style:font-name-complex="Calibri"/>
    </style:style>
    <style:style style:name="P43" style:family="paragraph" style:parent-style-name="Standard">
      <style:text-properties style:font-name="DejaVu Sans Condensed" fo:font-style="normal" fo:font-weight="normal" officeooo:rsid="00134d94" officeooo:paragraph-rsid="00134d94" style:font-style-asian="normal" style:font-weight-asian="normal" style:font-name-complex="Calibri" style:font-style-complex="normal" style:font-weight-complex="normal"/>
    </style:style>
    <style:style style:name="P44" style:family="paragraph" style:parent-style-name="Standard">
      <style:text-properties style:font-name="DejaVu Sans Condensed" fo:font-weight="normal" officeooo:rsid="00127cb8" officeooo:paragraph-rsid="0011208b" style:font-weight-asian="normal" style:font-name-complex="Calibri" style:font-weight-complex="normal"/>
    </style:style>
    <style:style style:name="P45" style:family="paragraph" style:parent-style-name="Standard">
      <style:text-properties style:font-name="DejaVu Sans Condensed" fo:font-weight="normal" officeooo:rsid="00127cb8" officeooo:paragraph-rsid="0017931f" style:font-weight-asian="normal" style:font-name-complex="Calibri" style:font-weight-complex="normal"/>
    </style:style>
    <style:style style:name="P46" style:family="paragraph" style:parent-style-name="Standard">
      <style:text-properties style:font-name="DejaVu Sans Condensed" fo:font-weight="normal" officeooo:rsid="0017931f" officeooo:paragraph-rsid="0017931f" style:font-weight-asian="normal" style:font-name-complex="Calibri" style:font-weight-complex="normal"/>
    </style:style>
    <style:style style:name="P47" style:family="paragraph" style:parent-style-name="Standard">
      <style:text-properties officeooo:paragraph-rsid="0015545c"/>
    </style:style>
    <style:style style:name="T1" style:family="text">
      <style:text-properties style:font-name="DejaVu Sans Condensed" fo:font-weight="bold" style:font-weight-asian="bold"/>
    </style:style>
    <style:style style:name="T2" style:family="text">
      <style:text-properties style:font-name="DejaVu Sans Condensed" fo:font-weight="bold" style:font-weight-asian="bold" style:font-name-complex="Calibri"/>
    </style:style>
    <style:style style:name="T3" style:family="text">
      <style:text-properties style:font-name="DejaVu Sans Condensed" fo:font-weight="bold" officeooo:rsid="0011208b" style:font-weight-asian="bold" style:font-name-complex="Calibri" style:font-weight-complex="bold"/>
    </style:style>
    <style:style style:name="T4" style:family="text">
      <style:text-properties style:font-name="DejaVu Sans Condensed" fo:font-weight="bold" officeooo:rsid="000faa7c" style:font-weight-asian="bold" style:font-name-complex="Calibri" style:font-weight-complex="bold"/>
    </style:style>
    <style:style style:name="T5" style:family="text">
      <style:text-properties style:font-name="DejaVu Sans Condensed" style:font-name-complex="Calibri"/>
    </style:style>
    <style:style style:name="T6" style:family="text">
      <style:text-properties style:font-name="DejaVu Sans Condensed" officeooo:rsid="000b4046" style:font-name-complex="Calibri"/>
    </style:style>
    <style:style style:name="T7" style:family="text">
      <style:text-properties style:font-name="DejaVu Sans Condensed" officeooo:rsid="000d51ac" style:font-name-complex="Calibri"/>
    </style:style>
    <style:style style:name="T8" style:family="text">
      <style:text-properties style:font-name="DejaVu Sans Condensed" officeooo:rsid="000e992d" style:font-name-complex="Calibri"/>
    </style:style>
    <style:style style:name="T9" style:family="text">
      <style:text-properties style:font-name="DejaVu Sans Condensed" officeooo:rsid="00127cb8" style:font-name-complex="Calibri"/>
    </style:style>
    <style:style style:name="T10" style:family="text">
      <style:text-properties style:font-name="DejaVu Sans Condensed" officeooo:rsid="00134d94" style:font-name-complex="Calibri"/>
    </style:style>
    <style:style style:name="T11" style:family="text">
      <style:text-properties style:font-name="DejaVu Sans Condensed" fo:font-style="italic" style:font-style-asian="italic" style:font-name-complex="Calibri"/>
    </style:style>
    <style:style style:name="T12" style:family="text">
      <style:text-properties style:font-name="DejaVu Sans Condensed" fo:font-style="italic" style:font-style-asian="italic" style:font-name-complex="Calibri" style:font-style-complex="italic"/>
    </style:style>
    <style:style style:name="T13" style:family="text">
      <style:text-properties style:font-name="DejaVu Sans Condensed" fo:font-style="italic" officeooo:rsid="000b5492" style:font-style-asian="italic" style:font-name-complex="Calibri" style:font-style-complex="italic"/>
    </style:style>
    <style:style style:name="T14" style:family="text">
      <style:text-properties style:font-name="DejaVu Sans Condensed" fo:font-style="normal" fo:font-weight="bold" style:font-style-asian="normal" style:font-weight-asian="bold" style:font-name-complex="Calibri" style:font-style-complex="normal" style:font-weight-complex="bold"/>
    </style:style>
    <style:style style:name="T15" style:family="text">
      <style:text-properties style:font-name="DejaVu Sans Condensed" fo:font-style="normal" style:font-style-asian="normal" style:font-name-complex="Calibri" style:font-style-complex="normal"/>
    </style:style>
    <style:style style:name="T16" style:family="text">
      <style:text-properties style:font-name="DejaVu Sans Condensed" fo:font-style="normal" officeooo:rsid="000b4046" style:font-style-asian="normal" style:font-name-complex="Calibri" style:font-style-complex="normal"/>
    </style:style>
    <style:style style:name="T17" style:family="text">
      <style:text-properties style:font-name="DejaVu Sans Condensed" fo:font-style="normal" officeooo:rsid="000b5492" style:font-style-asian="normal" style:font-name-complex="Calibri" style:font-style-complex="normal"/>
    </style:style>
    <style:style style:name="T18" style:family="text">
      <style:text-properties style:font-name="DejaVu Sans Condensed" fo:font-style="normal" officeooo:rsid="000d51ac" style:font-style-asian="normal" style:font-name-complex="Calibri" style:font-style-complex="normal"/>
    </style:style>
    <style:style style:name="T19" style:family="text">
      <style:text-properties style:font-name="DejaVu Sans Condensed" fo:font-style="normal" officeooo:rsid="000faa7c" style:font-style-asian="normal" style:font-name-complex="Calibri" style:font-style-complex="normal"/>
    </style:style>
    <style:style style:name="T20" style:family="text">
      <style:text-properties style:font-name="DejaVu Sans Condensed" fo:font-style="normal" officeooo:rsid="0015545c" style:font-style-asian="normal" style:font-name-complex="Calibri" style:font-style-complex="normal"/>
    </style:style>
    <style:style style:name="T21" style:family="text">
      <style:text-properties fo:font-weight="bold" officeooo:rsid="000d51ac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b5492" style:font-style-asian="normal" style:font-style-complex="normal"/>
    </style:style>
    <style:style style:name="T25" style:family="text">
      <style:text-properties officeooo:rsid="000d51ac"/>
    </style:style>
    <style:style style:name="T26" style:family="text">
      <style:text-properties officeooo:rsid="000e992d"/>
    </style:style>
    <style:style style:name="T27" style:family="text">
      <style:text-properties officeooo:rsid="000faa7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Introdução</text:p>
      <text:p text:style-name="Standard"><text:span text:style-name="Tipo_20_de_20_letra_20_predefinido_20_do_20_parágrafo"><text:span text:style-name="T2"><text:line-break/><text:tab/></text:span></text:span><text:span text:style-name="Tipo_20_de_20_letra_20_predefinido_20_do_20_parágrafo"><text:span text:style-name="T5">Este relatóri</text:span></text:span><text:span text:style-name="Tipo_20_de_20_letra_20_predefinido_20_do_20_parágrafo"><text:span text:style-name="T6">o</text:span></text:span><text:span text:style-name="Tipo_20_de_20_letra_20_predefinido_20_do_20_parágrafo"><text:span text:style-name="T5"> aborda a solução encontrada para o problema proposto pelo corpo docente da UC como primeiro projecto no ano curricular 2017/18.</text:span></text:span></text:p>
      <text:p text:style-name="P7"/>
      <text:p text:style-name="P6"><text:span text:style-name="Tipo_20_de_20_letra_20_predefinido_20_do_20_parágrafo"><text:span text:style-name="T5"><text:tab/>Problema: Considerando as actuais rotas de distribuição de produtos de uma cadeia de supermercados, pretende-se identificar todas as sub-redes regionais desta e as ligações entre as mesmas. Dois pontos, </text:span></text:span><text:span text:style-name="Tipo_20_de_20_letra_20_predefinido_20_do_20_parágrafo"><text:span text:style-name="T11">u </text:span></text:span><text:span text:style-name="Tipo_20_de_20_letra_20_predefinido_20_do_20_parágrafo"><text:span text:style-name="T5">e </text:span></text:span><text:span text:style-name="Tipo_20_de_20_letra_20_predefinido_20_do_20_parágrafo"><text:span text:style-name="T11">v</text:span></text:span><text:span text:style-name="Tipo_20_de_20_letra_20_predefinido_20_do_20_parágrafo"><text:span text:style-name="T5">, entendem-se como pontos de distribuição de uma </text:span></text:span><text:span text:style-name="Tipo_20_de_20_letra_20_predefinido_20_do_20_parágrafo"><text:span text:style-name="T6">sub-</text:span></text:span><text:span text:style-name="Tipo_20_de_20_letra_20_predefinido_20_do_20_parágrafo"><text:span text:style-name="T5">rede caso exista, pelo menos, uma rota de distribuição entre o primeiro e o segundo, e vice-versa.</text:span></text:span></text:p>
      <text:p text:style-name="P7"/>
      <text:p text:style-name="P10">Descrição da solução</text:p>
      <text:p text:style-name="P10"/>
      <text:p text:style-name="P7">A implementação do algoritmo foi elaborada em linguagem C++.</text:p>
      <text:p text:style-name="P7"/>
      <text:p text:style-name="P5"><text:span text:style-name="Tipo_20_de_20_letra_20_predefinido_20_do_20_parágrafo"><text:span text:style-name="T5"><text:tab/>Sucintamente, interpretou-se a rede como um </text:span></text:span><text:span text:style-name="Tipo_20_de_20_letra_20_predefinido_20_do_20_parágrafo"><text:span text:style-name="T14">grafo dirigido, não pesado</text:span></text:span><text:span text:style-name="Tipo_20_de_20_letra_20_predefinido_20_do_20_parágrafo"><text:span text:style-name="T5">, sendo cada ponto de distribuição um vértice do mesmo. As sub-redes corresponderão às componentes fortemente ligadas – doravante denominadas </text:span></text:span><text:span text:style-name="Tipo_20_de_20_letra_20_predefinido_20_do_20_parágrafo"><text:span text:style-name="T11">SCCs </text:span></text:span><text:span text:style-name="Tipo_20_de_20_letra_20_predefinido_20_do_20_parágrafo"><text:span text:style-name="T5">(</text:span></text:span><text:span text:style-name="Tipo_20_de_20_letra_20_predefinido_20_do_20_parágrafo"><text:span text:style-name="T11">strongly connected components</text:span></text:span><text:span text:style-name="Tipo_20_de_20_letra_20_predefinido_20_do_20_parágrafo"><text:span text:style-name="T5">) – do grafo e as ligações entre estas </text:span></text:span><text:span text:style-name="Tipo_20_de_20_letra_20_predefinido_20_do_20_parágrafo"><text:span text:style-name="T15">serão arestas entre os vértices identificadores de cada SCC (os de menor índice).</text:span></text:span><text:span text:style-name="Tipo_20_de_20_letra_20_predefinido_20_do_20_parágrafo"><text:span text:style-name="T12"> </text:span></text:span></text:p>
      <text:p text:style-name="P13"/>
      <text:p text:style-name="P47"><text:span text:style-name="Tipo_20_de_20_letra_20_predefinido_20_do_20_parágrafo"><text:span text:style-name="T12"><text:tab/></text:span></text:span><text:span text:style-name="Tipo_20_de_20_letra_20_predefinido_20_do_20_parágrafo"><text:span text:style-name="T15">Considerando um grafo G como G = (V, E), com V o conjunto de vertices e E o conjunto de arestas, este foi representado internamente </text:span></text:span><text:span text:style-name="Tipo_20_de_20_letra_20_predefinido_20_do_20_parágrafo"><text:span text:style-name="T16">como 3 arrays: um</text:span></text:span><text:span text:style-name="Tipo_20_de_20_letra_20_predefinido_20_do_20_parágrafo"><text:span text:style-name="T15"> de </text:span></text:span><text:span text:style-name="Tipo_20_de_20_letra_20_predefinido_20_do_20_parágrafo"><text:span text:style-name="T16">arestas </text:span></text:span><text:span text:style-name="Tipo_20_de_20_letra_20_predefinido_20_do_20_parágrafo"><text:span text:style-name="T17">ordenado</text:span></text:span><text:span text:style-name="Tipo_20_de_20_letra_20_predefinido_20_do_20_parágrafo"><text:span text:style-name="T16"> (par</text:span></text:span><text:span text:style-name="Tipo_20_de_20_letra_20_predefinido_20_do_20_parágrafo"><text:span text:style-name="T17">es</text:span></text:span><text:span text:style-name="Tipo_20_de_20_letra_20_predefinido_20_do_20_parágrafo"><text:span text:style-name="T16"> de vértices, de saída e de entrada) suplementado por um array de vértices (para reutilização dos objetos e execução do algoritmo) e por um array de índices - denominado por adjacênci</text:span></text:span><text:span text:style-name="Tipo_20_de_20_letra_20_predefinido_20_do_20_parágrafo"><text:span text:style-name="T17">a</text:span></text:span><text:span text:style-name="Tipo_20_de_20_letra_20_predefinido_20_do_20_parágrafo"><text:span text:style-name="T16"> – </text:span></text:span><text:span text:style-name="Tipo_20_de_20_letra_20_predefinido_20_do_20_parágrafo"><text:span text:style-name="T17">que, </text:span></text:span><text:span text:style-name="Tipo_20_de_20_letra_20_predefinido_20_do_20_parágrafo"><text:span text:style-name="T16">dada uma aresta (u, v), guarda o índice inicial </text:span></text:span><text:span text:style-name="Tipo_20_de_20_letra_20_predefinido_20_do_20_parágrafo"><text:span text:style-name="T17">para qualquer u</text:span></text:span><text:span text:style-name="Tipo_20_de_20_letra_20_predefinido_20_do_20_parágrafo"><text:span text:style-name="T16"> </text:span></text:span><text:span text:style-name="Tipo_20_de_20_letra_20_predefinido_20_do_20_parágrafo"><text:span text:style-name="T17">pertencente a V com </text:span></text:span><text:span text:style-name="Tipo_20_de_20_letra_20_predefinido_20_do_20_parágrafo"><text:span text:style-name="T13">degree</text:span></text:span><text:span text:style-name="Tipo_20_de_20_letra_20_predefinido_20_do_20_parágrafo"><text:span text:style-name="T17">(u) &gt; 0 e o seu grau. </text:span></text:span><text:span text:style-name="Tipo_20_de_20_letra_20_predefinido_20_do_20_parágrafo"><text:span text:style-name="T20">Foi escolhida esta representação porque depois de lido, o grafo não seria modificado, caso contrário, uma lista de adjacências seria mais flexível.</text:span></text:span></text:p>
      <text:p text:style-name="P14"/>
      <text:p text:style-name="P8"><text:span text:style-name="T23">Este algoritmo foi feito com base numa aplicação de algoritmo de Tarjan seguid</text:span><text:span text:style-name="T24">a</text:span><text:span text:style-name="T23"> de </text:span><text:span text:style-name="T24">uma atualização de índices e reordenação do input</text:span><text:span text:style-name="T23">. Formalmente, os passos incluem:</text:span></text:p>
      <text:list xml:id="list3059173866" text:style-name="L1">
        <text:list-item>
          <text:p text:style-name="P41"><text:span text:style-name="T23">A leitura do input, alocação de memória e inserção d</text:span><text:span text:style-name="T24">e</text:span><text:span text:style-name="T23"> </text:span><text:span text:style-name="T24">vértices e </text:span><text:span text:style-name="T23">arestas;</text:span></text:p>
        </text:list-item>
        <text:list-item>
          <text:p text:style-name="P38"><text:span text:style-name="T17">Ordenação do array de arestas usando</text:span><text:span text:style-name="T13"> CountingSort, </text:span><text:span text:style-name="T17">visto que o tamanho do universo do input sabia-se </text:span><text:span text:style-name="T13">a priori;</text:span></text:p>
        </text:list-item>
        <text:list-item>
          <text:p text:style-name="P41">Uma passagem do algoritmo de Tarjan pelo grafo, de modo a encontrar as SCCs do mesmo;</text:p>
        </text:list-item>
        <text:list-item>
          <text:p text:style-name="P39"><text:span text:style-name="Tipo_20_de_20_letra_20_predefinido_20_do_20_parágrafo"><text:span text:style-name="T5">O cálculo do identificador da cada SCC – que trataremos por </text:span></text:span><text:span text:style-name="Tipo_20_de_20_letra_20_predefinido_20_do_20_parágrafo"><text:span text:style-name="T11">minKey</text:span></text:span><text:span text:style-name="Tipo_20_de_20_letra_20_predefinido_20_do_20_parágrafo"><text:span text:style-name="T5"> – durante a remoção de vértices da pilha. </text:span></text:span><text:span text:style-name="Tipo_20_de_20_letra_20_predefinido_20_do_20_parágrafo"><text:span text:style-name="T7">Ao </text:span></text:span><text:span text:style-name="Tipo_20_de_20_letra_20_predefinido_20_do_20_parágrafo"><text:span text:style-name="T8">mesmo tempo </text:span></text:span><text:span text:style-name="Tipo_20_de_20_letra_20_predefinido_20_do_20_parágrafo"><text:span text:style-name="T7">s</text:span></text:span><text:span text:style-name="Tipo_20_de_20_letra_20_predefinido_20_do_20_parágrafo"><text:span text:style-name="T8">ã</text:span></text:span><text:span text:style-name="Tipo_20_de_20_letra_20_predefinido_20_do_20_parágrafo"><text:span text:style-name="T7">o alterados permanentemente os identificadores dos vértices dessa SCC;</text:span></text:span></text:p>
        </text:list-item>
        <text:list-item>
          <text:p text:style-name="P40"><text:span text:style-name="Tipo_20_de_20_letra_20_predefinido_20_do_20_parágrafo"><text:span text:style-name="T7">Ordena</text:span></text:span><text:span text:style-name="Tipo_20_de_20_letra_20_predefinido_20_do_20_parágrafo"><text:span text:style-name="T18">ção 2 vezes (RadixSort) usando o mesmo algoritmo do ponto (2), desta vez pelo vértice de entrada e de seguida pelo vértice de saída;</text:span></text:span></text:p>
        </text:list-item>
        <text:list-item>
          <text:p text:style-name="P42">Percorrer o array de arestas para calcular o número de liga<text:span text:style-name="T23">ções úteis entre SCCs;</text:span></text:p>
        </text:list-item>
        <text:list-item>
          <text:p text:style-name="P41">Escrita do output e libertação da memória alocada.</text:p>
        </text:list-item>
      </text:list>
      <text:p text:style-name="P7"/>
      <text:p text:style-name="P7">O algortimo <text:span text:style-name="T21">não</text:span><text:span text:style-name="T25"> </text:span>preserva o input original.</text:p>
      <text:p text:style-name="P7"/>
      <text:p text:style-name="P22"/>
      <text:p text:style-name="P10">Análise teórica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Passos (desc.<text:span text:style-name="T23"> da solução)</text:span></text:p>
          </table:table-cell>
          <table:table-cell table:style-name="Table1.B1" office:value-type="string">
            <text:p text:style-name="P25">Tempo</text:p>
          </table:table-cell>
          <table:table-cell table:style-name="Table1.C1" office:value-type="string">
            <text:p text:style-name="P25">Espa<text:span text:style-name="T23">ço (memória)</text:span></text:p>
          </table:table-cell>
        </table:table-row>
        <table:table-row>
          <table:table-cell table:style-name="Table1.A8" office:value-type="string">
            <text:p text:style-name="P25">(1)</text:p>
          </table:table-cell>
          <table:table-cell table:style-name="Table1.B2" office:value-type="string">
            <text:p text:style-name="P32">O(V) →<text:span text:style-name="T27"> </text:span>Inserção de vértices;</text:p>
            <text:p text:style-name="P32">O(E) →<text:span text:style-name="T27"> </text:span>Leitura e inserção de arestas;</text:p>
            <text:p text:style-name="P33"/>
            <text:p text:style-name="P33">Total: O(V + E)</text:p>
          </table:table-cell>
          <table:table-cell table:style-name="Table1.C2" office:value-type="string">
            <text:p text:style-name="P28">O(V) → Array de vértices;</text:p>
            <text:p text:style-name="P28">O(E) → Array de arestas;</text:p>
            <text:p text:style-name="P28">O(V) → Adjacência;</text:p>
            <text:p text:style-name="P35">Total: O(V + E)</text:p>
          </table:table-cell>
        </table:table-row>
        <table:table-row>
          <table:table-cell table:style-name="Table1.A8" office:value-type="string">
            <text:p text:style-name="P25">(<text:span text:style-name="T26">2</text:span>)</text:p>
          </table:table-cell>
          <table:table-cell table:style-name="Table1.B3" office:value-type="string">
            <text:p text:style-name="P26">CountingSort:</text:p>
            <text:p text:style-name="P26">- size(array a ordenar) = #E</text:p>
            <text:p text:style-name="P26">- universeSize() = #V</text:p>
            <text:p text:style-name="P34">Total: O(V + E)</text:p>
          </table:table-cell>
          <table:table-cell table:style-name="Table1.C3" office:value-type="string">
            <text:p text:style-name="P28">O(E) → Array auxiliar;</text:p>
            <text:p text:style-name="P28">O(V) → Array de contagem;</text:p>
            <text:p text:style-name="P28"/>
            <text:p text:style-name="P35">Total: O(V+E)</text:p>
          </table:table-cell>
        </table:table-row>
        <table:table-row>
          <table:table-cell table:style-name="Table1.A8" office:value-type="string">
            <text:p text:style-name="P25">(<text:span text:style-name="T26">3</text:span>)</text:p>
          </table:table-cell>
          <table:table-cell table:style-name="Table1.B4" office:value-type="string">
            <text:p text:style-name="P26">Algoritmo de Tarjan provado como sendo</text:p>
            <text:p text:style-name="P26">O(V + E)</text:p>
            <text:p text:style-name="P34">Total: O(V + E)</text:p>
          </table:table-cell>
          <table:table-cell table:style-name="Table1.C4" office:value-type="string">
            <text:p text:style-name="P28">O(V) → TarjanStack, quando #SCC = 1 e size(SCC) = #V;</text:p>
            <text:p text:style-name="P35">Total: O(V)</text:p>
          </table:table-cell>
        </table:table-row>
        <table:table-row>
          <table:table-cell table:style-name="Table1.A8" office:value-type="string">
            <text:p text:style-name="P25">(<text:span text:style-name="T26">4</text:span>)</text:p>
          </table:table-cell>
          <table:table-cell table:style-name="Table1.B5" office:value-type="string">
            <text:p text:style-name="P27">O(1) →<text:span text:style-name="T27"> </text:span>Cálculo da minKey – simples comparacão;</text:p>
            <text:p text:style-name="P9">O(V) →<text:span text:style-name="T27"> </text:span>Atribuição da minKey – feita em conjunção com a stack (cada <text:span text:style-name="T22">pop</text:span> da <text:span text:style-name="T22">stack </text:span>adiciona um elemento numa lista, percorrendo dita lista e atribuindo o valor) – no pior dos casos será igual ao da stack;</text:p>
            <text:p text:style-name="P11">Total: O(V), feito com Tarjan pelo que</text:p>
            <text:p text:style-name="P11">O(V + E)</text:p>
          </table:table-cell>
          <table:table-cell table:style-name="Table1.C5" office:value-type="string">
            <text:p text:style-name="P30">O(V) → Lista auxiliar, com tamanho = size(SCC);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6">Total: O(V)</text:p>
          </table:table-cell>
        </table:table-row>
        <table:table-row>
          <table:table-cell table:style-name="Table1.A8" office:value-type="string">
            <text:p text:style-name="P25">(<text:span text:style-name="T26">5</text:span>)</text:p>
          </table:table-cell>
          <table:table-cell table:style-name="Table1.B6" office:value-type="string">
            <text:p text:style-name="P28">Mesma situação que no passo (2), excepto que o algoritmo é corrido 2 vezes.</text:p>
            <text:p text:style-name="P35">Total: O(V + E)</text:p>
          </table:table-cell>
          <table:table-cell table:style-name="Table1.C6" office:value-type="string">
            <text:p text:style-name="P29">Mesma situação que no passo (2);</text:p>
            <text:p text:style-name="P36">Total: O(V + E)</text:p>
          </table:table-cell>
        </table:table-row>
        <table:table-row>
          <table:table-cell table:style-name="Table1.A8" office:value-type="string">
            <text:p text:style-name="P25">(<text:span text:style-name="T26">6</text:span>)</text:p>
          </table:table-cell>
          <table:table-cell table:style-name="Table1.B7" office:value-type="string">
            <text:p text:style-name="P28">O(E) → Percorrer o array de arestas;</text:p>
            <text:p text:style-name="P35">Total: O(E)</text:p>
          </table:table-cell>
          <table:table-cell table:style-name="Table1.C7" office:value-type="string">
            <text:p text:style-name="P31">N/A</text:p>
          </table:table-cell>
        </table:table-row>
        <table:table-row>
          <table:table-cell table:style-name="Table1.A8" office:value-type="string">
            <text:p text:style-name="P25">(<text:span text:style-name="T26">7</text:span>)</text:p>
          </table:table-cell>
          <table:table-cell table:style-name="Table1.B8" office:value-type="string">
            <text:p text:style-name="P28">O(E) → Escrita do output (percorrer arestas);</text:p>
            <text:p text:style-name="P28">O(V) → Libertação de vértices;</text:p>
            <text:p text:style-name="P28">O(E) → Libertação de arestas;</text:p>
            <text:p text:style-name="P35">Total: O(V + E)</text:p>
          </table:table-cell>
          <table:table-cell table:style-name="Table1.C8" office:value-type="string">
            <text:p text:style-name="P31">N/A</text:p>
          </table:table-cell>
        </table:table-row>
      </table:table>
      <text:p text:style-name="P7"/>
      <text:p text:style-name="P12">Complexidade temporal da solu<text:span text:style-name="T27">ç</text:span>ão: O(V + E)</text:p>
      <text:p text:style-name="P19"><text:span text:style-name="T3">Complexidade espacial da solu</text:span><text:span text:style-name="T4">ç</text:span><text:span text:style-name="T3">ão: O(V + E)</text:span></text:p>
      <text:p text:style-name="P12"/>
      <text:p text:style-name="P23">Análise experimental dos resultados</text:p>
      <text:p text:style-name="P12"/>
      <text:p text:style-name="P20"><text:span text:style-name="T5">Os t</text:span><text:span text:style-name="T9">estes foram realizados em 3 tipos de ambiente:</text:span></text:p>
      <text:p text:style-name="P17"/>
      <text:p text:style-name="P20"><text:span text:style-name="T9">→</text:span><text:span text:style-name="T10"> Com o #V fixo e #E a variar linearmente (entre 100 a 10.000.000);</text:span></text:p>
      <text:p text:style-name="P18">→ Com o #E fixo e #V a variar linearmente (entre 100 a 10.000.000);</text:p>
      <text:p text:style-name="P18">→ Com ambos a variar linearmente, sendo #V = #E (entre 100 a 10.000.000);</text:p>
      <text:p text:style-name="P18"/>
      <text:p text:style-name="P16">O binário utilizado não escrevia output, para calcular apenas o tempo de computa<text:span text:style-name="T27">ç</text:span>ão.</text:p>
      <text:p text:style-name="P16">Os testes foram realizados em modo linha de comando.</text:p>
      <text:p text:style-name="P18"/>
      <text:p text:style-name="P21"><text:span text:style-name="T5">Todos os testes foram automatizados através de um </text:span><text:span text:style-name="T12">script </text:span><text:span text:style-name="T15">e correram na mesma máquina, cujas especifica</text:span><text:span text:style-name="T19">ç</text:span><text:span text:style-name="T15">ões estão listadas abaixo:</text:span></text:p>
      <text:p text:style-name="P15">CPU → AMD Ryzen 7 1700X @ 3.8 GHz (8C / 16T)</text:p>
      <text:p text:style-name="P15"><draw:frame draw:style-name="fr2" draw:name="Object1" text:anchor-type="paragraph" svg:y="0.2429in" svg:width="6.2984in" svg:height="3.5465in" draw:z-index="4"><draw:object xlink:href="./Object 1" xlink:type="simple" xlink:show="embed" xlink:actuate="onLoad"/><draw:image xlink:href="./ObjectReplacements/Object 1" xlink:type="simple" xlink:show="embed" xlink:actuate="onLoad"/></draw:frame>RAM → DDR4 2 x 8GB @ 3200 MHz 14-14-14-36</text:p>
      <text:p text:style-name="P16"><draw:frame draw:style-name="fr3" draw:name="Object2" text:anchor-type="paragraph" svg:y="3.3634in" svg:width="6.2984in" svg:height="3.5465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6"/>
      <text:p text:style-name="P15"><text:soft-page-break/></text:p>
      <text:p text:style-name="P17"/>
      <text:p text:style-name="P17"><draw:frame draw:style-name="fr4" draw:name="Object4" text:anchor-type="paragraph" svg:y="0.1752in" svg:width="6.5917in" svg:height="3.5465in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ct3" text:anchor-type="paragraph" svg:y="3.9547in" svg:width="6.2984in" svg:height="3.5465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46">Referências:</text:p>
      <text:p text:style-name="P46"/>
      <text:p text:style-name="P46"><text:a xlink:type="simple" xlink:href="https://en.wiki/" text:style-name="Internet_20_link" text:visited-style-name="Visited_20_Internet_20_Link">https://en.wiki</text:a><text:a xlink:type="simple" xlink:href="https://en.wikipedia.org/wiki/Tarjan%27s_strongly_connected_components_algorithm" text:style-name="Internet_20_link" text:visited-style-name="Visited_20_Internet_20_Link">pedia.org/wiki/Tarjan%27s_strongly_connected_components_algorithm</text:a></text:p>
      <text:p text:style-name="P46"/>
      <text:p text:style-name="P17"><text:a xlink:type="simple" xlink:href="http://en.cppreference.com/w/" text:style-name="Internet_20_link" text:visited-style-name="Visited_20_Internet_20_Link">http://en.cppreference.com/w/</text:a></text:p>
      <text:p text:style-name="P17"/>
      <text:p text:style-name="P45">http://www.cplusplus.com/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GB" fo:font-style="normal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GB" fo:font-style="normal" style:text-underline-style="none" fo:font-weight="normal" style:letter-kerning="true" fo:background-color="transparent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DejaVu Sans" fo:font-family="'DejaVu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Rodapé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Cabeçalho">
      <style:paragraph-properties fo:text-align="center" style:justify-single-word="false"/>
      <style:text-properties style:font-name="Calibri" fo:font-weight="bold" style:font-weight-asian="bold"/>
    </style:style>
    <style:style style:name="MP3" style:family="paragraph" style:parent-style-name="Cabeçalho">
      <style:paragraph-properties fo:text-align="end" style:justify-single-word="false"/>
      <style:text-properties style:font-name="DejaVu Sans Condensed"/>
    </style:style>
    <style:style style:name="MP4" style:family="paragraph" style:parent-style-name="Cabeçalho">
      <style:paragraph-properties fo:text-align="center" style:justify-single-word="false"/>
      <style:text-properties fo:font-weight="bold" style:font-weight-asian="bold"/>
    </style:style>
    <style:style style:name="MT1" style:family="text">
      <style:text-properties style:font-name="DejaVu Sans Condensed" fo:font-weight="bold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1" text:anchor-type="paragraph" svg:x="-0.2354in" svg:y="-0.0311in" svg:width="0.6626in" style:rel-width="scale" svg:height="0.802in" style:rel-height="scale" draw:z-index="3"><draw:image xlink:href="Pictures/10000201000000C8000000F268ED225DCC3DD3DE.png" xlink:type="simple" xlink:show="embed" xlink:actuate="onLoad" loext:mime-type="image/png"/><svg:desc>Image result for ist</svg:desc></draw:frame><text:span text:style-name="Tipo_20_de_20_letra_20_predefinido_20_do_20_parágrafo"><text:span text:style-name="MT1">Análise e Síntese de Algoritmos – 1º Projecto</text:span></text:span></text:p>
        <text:p text:style-name="MP2"/>
        <text:p text:style-name="MP3">Grupo 118 (Alameda)</text:p>
        <text:p text:style-name="MP3">Pedro Centeno – 86501</text:p>
        <text:p text:style-name="MP3">Vladyslav Shumanskyy – 86526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/>
    <meta:initial-creator>Trickster Bit</meta:initial-creator>
    <meta:creation-date>2018-03-23T12:48:00Z</meta:creation-date>
    <dc:date>2018-03-23T23:45:48.748326243</dc:date>
    <meta:editing-cycles>10</meta:editing-cycles>
    <meta:editing-duration>PT39M31S</meta:editing-duration>
    <meta:document-statistic meta:table-count="1" meta:image-count="1" meta:object-count="4" meta:page-count="4" meta:paragraph-count="84" meta:word-count="792" meta:character-count="4696" meta:non-whitespace-character-count="3978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7cm" xlink:href="." xlink:type="simple" chart:class="chart:scatter" chart:style-name="ch1">
        <chart:title svg:x="4.699cm" svg:y="0.316cm" chart:style-name="ch2">
          <text:p>Vértices fixos; arestas variáveis</text:p>
        </chart:title>
        <chart:plot-area chart:style-name="ch3" chart:data-source-has-labels="both" svg:x="1.316cm" svg:y="1.271cm" svg:width="14.363cm" svg:height="6.589cm">
          <chartooo:coordinate-region svg:x="1.757cm" svg:y="1.474cm" svg:width="13.161cm" svg:height="5.732cm"/>
          <chart:axis chart:dimension="x" chart:name="primary-x" chart:style-name="ch4" chartooo:axis-type="auto">
            <chart:title svg:x="8.036cm" svg:y="8.04cm" chart:style-name="ch5">
              <text:p>V + E</text:p>
            </chart:title>
            <chart:categories table:cell-range-address="local-table.$A$2:.$A$101"/>
          </chart:axis>
          <chart:axis chart:dimension="y" chart:name="primary-y" chart:style-name="ch4">
            <chart:title svg:x="0.451cm" svg:y="5.097cm" chart:style-name="ch6">
              <text:p>t(E) (s)</text:p>
            </chart:title>
            <chart:grid chart:style-name="ch7" chart:class="major"/>
          </chart:axis>
          <chart:series chart:style-name="ch8" chart:values-cell-range-address="local-table.$C$2:.$C$101" chart:label-cell-address="local-table.$C$1" chart:class="chart:scatter">
            <chart:domain table:cell-range-address="local-table.$B$2:.$B$101"/>
            <chart:regression-curve chart:style-name="ch9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100">
                <text:p>5001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100">
                <text:p>6001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100">
                <text:p>7001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100">
                <text:p>800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100">
                <text:p>900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100">
                <text:p>10001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100">
                <text:p>11001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100">
                <text:p>12001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100">
                <text:p>13001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100">
                <text:p>14001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100">
                <text:p>15001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100">
                <text:p>16001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100">
                <text:p>17001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100">
                <text:p>18001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0100">
                <text:p>1900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100">
                <text:p>20001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0100">
                <text:p>21001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100">
                <text:p>22001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0100">
                <text:p>23001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0100">
                <text:p>24001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0100">
                <text:p>25001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0100">
                <text:p>26001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0100">
                <text:p>270010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0100">
                <text:p>28001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00100">
                <text:p>29001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100">
                <text:p>30001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0100">
                <text:p>31001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0100">
                <text:p>32001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0100">
                <text:p>330010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0100">
                <text:p>34001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0100">
                <text:p>35001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0100">
                <text:p>360010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0100">
                <text:p>3700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0100">
                <text:p>380010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0100">
                <text:p>39001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100">
                <text:p>400010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0100">
                <text:p>41001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0100">
                <text:p>42001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00100">
                <text:p>43001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0100">
                <text:p>440010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00100">
                <text:p>450010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0100">
                <text:p>460010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00100">
                <text:p>4700100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0100">
                <text:p>48001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00100">
                <text:p>49001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0100">
                <text:p>50001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0100">
                <text:p>51001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00100">
                <text:p>5200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00100">
                <text:p>530010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00100">
                <text:p>54001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0100">
                <text:p>55001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0100">
                <text:p>56001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00100">
                <text:p>57001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00100">
                <text:p>580010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00100">
                <text:p>59001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100">
                <text:p>600010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00100">
                <text:p>61001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00100">
                <text:p>620010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0100">
                <text:p>630010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00100">
                <text:p>640010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0100">
                <text:p>650010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00100">
                <text:p>66001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00100">
                <text:p>670010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0100">
                <text:p>6800100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00100">
                <text:p>6900100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0100">
                <text:p>7000100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0100">
                <text:p>7100100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00100">
                <text:p>7200100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0100">
                <text:p>73001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00100">
                <text:p>7400100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00100">
                <text:p>75001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0100">
                <text:p>760010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00100">
                <text:p>7700100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00100">
                <text:p>7800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00100">
                <text:p>7900100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0100">
                <text:p>800010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00100">
                <text:p>810010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00100">
                <text:p>820010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00100">
                <text:p>8300100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00100">
                <text:p>8400100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00100">
                <text:p>850010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00100">
                <text:p>8600100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00100">
                <text:p>870010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100">
                <text:p>880010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00100">
                <text:p>890010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00100">
                <text:p>9000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0100">
                <text:p>9100100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00100">
                <text:p>9200100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00100">
                <text:p>9300100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00100">
                <text:p>9400100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00100">
                <text:p>9500100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00100">
                <text:p>960010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00100">
                <text:p>970010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00100">
                <text:p>98001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00100">
                <text:p>9900100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100">
                <text:p>100001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00100">
                <text:p>10100100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00100">
                <text:p>1020010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00100">
                <text:p>1030010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00100">
                <text:p>10400100</text:p>
              </table:table-cell>
              <table:table-cell office:value-type="float" office:value="8.11">
                <text:p>8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7cm" xlink:href="." xlink:type="simple" chart:class="chart:scatter" chart:style-name="ch1">
        <chart:title svg:x="4.711cm" svg:y="0.316cm" chart:style-name="ch2">
          <text:p>Arestas fixas; vértices variáveis</text:p>
        </chart:title>
        <chart:plot-area chart:style-name="ch3" chart:data-source-has-labels="both" svg:x="1.316cm" svg:y="1.271cm" svg:width="14.363cm" svg:height="6.589cm">
          <chartooo:coordinate-region svg:x="1.757cm" svg:y="1.474cm" svg:width="12.971cm" svg:height="5.732cm"/>
          <chart:axis chart:dimension="x" chart:name="primary-x" chart:style-name="ch4" chartooo:axis-type="auto">
            <chart:title svg:x="8.036cm" svg:y="8.04cm" chart:style-name="ch5">
              <text:p>V + E</text:p>
            </chart:title>
            <chart:categories table:cell-range-address="local-table.$A$2:.$A$101"/>
          </chart:axis>
          <chart:axis chart:dimension="y" chart:name="primary-y" chart:style-name="ch4">
            <chart:title svg:x="0.451cm" svg:y="5.097cm" chart:style-name="ch6">
              <text:p>t(V) (s)</text:p>
            </chart:title>
            <chart:grid chart:style-name="ch7" chart:class="major"/>
          </chart:axis>
          <chart:series chart:style-name="ch8" chart:values-cell-range-address="local-table.$C$2:.$C$101" chart:label-cell-address="local-table.$C$1" chart:class="chart:scatter">
            <chart:domain table:cell-range-address="local-table.$B$2:.$B$101"/>
            <chart:regression-curve chart:style-name="ch9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100">
                <text:p>50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100">
                <text:p>600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100">
                <text:p>7001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100">
                <text:p>8001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100">
                <text:p>9001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100">
                <text:p>1000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100">
                <text:p>11001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100">
                <text:p>12001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100">
                <text:p>1300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100">
                <text:p>1400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100">
                <text:p>15001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100">
                <text:p>16001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100">
                <text:p>17001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100">
                <text:p>18001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0100">
                <text:p>190010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100">
                <text:p>200010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0100">
                <text:p>210010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100">
                <text:p>22001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0100">
                <text:p>230010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0100">
                <text:p>240010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0100">
                <text:p>25001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0100">
                <text:p>260010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0100">
                <text:p>27001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0100">
                <text:p>280010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00100">
                <text:p>29001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100">
                <text:p>30001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0100">
                <text:p>31001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0100">
                <text:p>320010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0100">
                <text:p>330010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0100">
                <text:p>340010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0100">
                <text:p>35001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0100">
                <text:p>360010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0100">
                <text:p>37001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0100">
                <text:p>3800100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0100">
                <text:p>390010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100">
                <text:p>4000100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0100">
                <text:p>41001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0100">
                <text:p>42001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00100">
                <text:p>4300100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0100">
                <text:p>4400100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00100">
                <text:p>4500100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0100">
                <text:p>460010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00100">
                <text:p>47001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0100">
                <text:p>4800100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00100">
                <text:p>490010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0100">
                <text:p>500010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0100">
                <text:p>5100100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00100">
                <text:p>520010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00100">
                <text:p>530010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00100">
                <text:p>5400100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0100">
                <text:p>5500100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0100">
                <text:p>5600100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00100">
                <text:p>5700100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00100">
                <text:p>58001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00100">
                <text:p>5900100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100">
                <text:p>600010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00100">
                <text:p>6100100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00100">
                <text:p>620010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0100">
                <text:p>63001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00100">
                <text:p>64001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0100">
                <text:p>6500100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00100">
                <text:p>6600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00100">
                <text:p>670010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0100">
                <text:p>680010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00100">
                <text:p>690010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0100">
                <text:p>700010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0100">
                <text:p>710010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00100">
                <text:p>7200100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0100">
                <text:p>7300100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00100">
                <text:p>7400100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00100">
                <text:p>75001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0100">
                <text:p>7600100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00100">
                <text:p>770010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00100">
                <text:p>780010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00100">
                <text:p>7900100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0100">
                <text:p>80001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00100">
                <text:p>8100100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00100">
                <text:p>820010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00100">
                <text:p>8300100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00100">
                <text:p>8400100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00100">
                <text:p>850010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00100">
                <text:p>860010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00100">
                <text:p>8700100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100">
                <text:p>8800100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00100">
                <text:p>890010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00100">
                <text:p>9000100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0100">
                <text:p>9100100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00100">
                <text:p>9200100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00100">
                <text:p>9300100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00100">
                <text:p>9400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00100">
                <text:p>9500100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00100">
                <text:p>9600100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00100">
                <text:p>9700100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00100">
                <text:p>9800100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00100">
                <text:p>9900100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100">
                <text:p>10000100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00100">
                <text:p>10100100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00100">
                <text:p>10200100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00100">
                <text:p>10300100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00100">
                <text:p>10400100</text:p>
              </table:table-cell>
              <table:table-cell office:value-type="float" office:value="17.62">
                <text:p>17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7cm" xlink:href="." xlink:type="simple" chart:class="chart:scatter" chart:style-name="ch1">
        <chart:title svg:x="5.103cm" svg:y="0.316cm" chart:style-name="ch2">
          <text:p>Vértices e arestas variáveis</text:p>
        </chart:title>
        <chart:plot-area chart:style-name="ch3" chart:data-source-has-labels="both" svg:x="1.316cm" svg:y="1.271cm" svg:width="14.363cm" svg:height="6.589cm">
          <chartooo:coordinate-region svg:x="3.086cm" svg:y="1.271cm" svg:width="12.449cm" svg:height="4.91cm"/>
          <chart:axis chart:dimension="x" chart:name="primary-x" chart:style-name="ch4" chartooo:axis-type="auto">
            <chart:title svg:x="8.036cm" svg:y="8.04cm" chart:style-name="ch5">
              <text:p>V + E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6.047cm" chart:style-name="ch6">
              <text:p>memory(V, E) (Byte)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86200">
                <text:p>86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00">
                <text:p>200200</text:p>
              </table:table-cell>
              <table:table-cell office:value-type="float" office:value="9267856">
                <text:p>9267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200">
                <text:p>400200</text:p>
              </table:table-cell>
              <table:table-cell office:value-type="float" office:value="18476072">
                <text:p>18476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200">
                <text:p>600200</text:p>
              </table:table-cell>
              <table:table-cell office:value-type="float" office:value="27645816">
                <text:p>27645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200">
                <text:p>800200</text:p>
              </table:table-cell>
              <table:table-cell office:value-type="float" office:value="36854528">
                <text:p>3685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200">
                <text:p>1000200</text:p>
              </table:table-cell>
              <table:table-cell office:value-type="float" office:value="46060936">
                <text:p>46060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200">
                <text:p>1200200</text:p>
              </table:table-cell>
              <table:table-cell office:value-type="float" office:value="55223152">
                <text:p>55223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200">
                <text:p>1400200</text:p>
              </table:table-cell>
              <table:table-cell office:value-type="float" office:value="64495280">
                <text:p>64495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200">
                <text:p>1600200</text:p>
              </table:table-cell>
              <table:table-cell office:value-type="float" office:value="73648296">
                <text:p>73648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200">
                <text:p>1800200</text:p>
              </table:table-cell>
              <table:table-cell office:value-type="float" office:value="82853128">
                <text:p>82853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42cm" svg:height="9.007cm" xlink:href="." xlink:type="simple" chart:class="chart:scatter" chart:style-name="ch1">
        <chart:title svg:x="5.475cm" svg:y="0.316cm" chart:style-name="ch2">
          <text:p>Vértices e arestas variáveis</text:p>
        </chart:title>
        <chart:plot-area chart:style-name="ch3" chart:data-source-has-labels="both" svg:x="1.331cm" svg:y="1.271cm" svg:width="15.077cm" svg:height="6.589cm">
          <chartooo:coordinate-region svg:x="1.772cm" svg:y="1.474cm" svg:width="13.685cm" svg:height="5.732cm"/>
          <chart:axis chart:dimension="x" chart:name="primary-x" chart:style-name="ch4" chartooo:axis-type="auto">
            <chart:title svg:x="15.586cm" svg:y="6.974cm" chart:style-name="ch5">
              <text:p>V + E</text:p>
            </chart:title>
            <chart:categories table:cell-range-address="local-table.$A$2:.$A$87"/>
          </chart:axis>
          <chart:axis chart:dimension="y" chart:name="primary-y" chart:style-name="ch4">
            <chart:title svg:x="0.451cm" svg:y="5.299cm" chart:style-name="ch6">
              <text:p>t(V, E) (s)</text:p>
            </chart:title>
            <chart:grid chart:style-name="ch7" chart:class="major"/>
          </chart:axis>
          <chart:series chart:style-name="ch8" chart:values-cell-range-address="local-table.$C$2:.$C$87" chart:label-cell-address="local-table.$C$1" chart:class="chart:scatter">
            <chart:domain table:cell-range-address="local-table.$B$2:.$B$87"/>
            <chart:regression-curve chart:style-name="ch9"/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00">
                <text:p>2002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200">
                <text:p>400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200">
                <text:p>6002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200">
                <text:p>8002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200">
                <text:p>1000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200">
                <text:p>1200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200">
                <text:p>14002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200">
                <text:p>16002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200">
                <text:p>18002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200">
                <text:p>200020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200">
                <text:p>22002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200">
                <text:p>24002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200">
                <text:p>260020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200">
                <text:p>28002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200">
                <text:p>300020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200">
                <text:p>32002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200">
                <text:p>34002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200">
                <text:p>3600200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200">
                <text:p>38002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200">
                <text:p>40002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200">
                <text:p>420020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200">
                <text:p>44002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200">
                <text:p>46002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200">
                <text:p>480020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200">
                <text:p>50002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200">
                <text:p>520020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200">
                <text:p>5400200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200">
                <text:p>560020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200">
                <text:p>580020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200">
                <text:p>6000200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200">
                <text:p>62002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200">
                <text:p>640020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200">
                <text:p>6600200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200">
                <text:p>68002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200">
                <text:p>700020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200">
                <text:p>7200200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200">
                <text:p>74002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200">
                <text:p>7600200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200">
                <text:p>780020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200">
                <text:p>800020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200">
                <text:p>8200200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200">
                <text:p>8400200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200">
                <text:p>86002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200">
                <text:p>88002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200">
                <text:p>9000200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200">
                <text:p>920020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200">
                <text:p>940020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200">
                <text:p>9600200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200">
                <text:p>98002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200">
                <text:p>10000200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200">
                <text:p>102002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200">
                <text:p>1040020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200">
                <text:p>10600200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200">
                <text:p>10800200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200">
                <text:p>11000200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200">
                <text:p>11200200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200">
                <text:p>11400200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200">
                <text:p>11600200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200">
                <text:p>11800200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200">
                <text:p>12000200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200">
                <text:p>12200200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200">
                <text:p>12400200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200">
                <text:p>126002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200">
                <text:p>1280020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200">
                <text:p>13000200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200">
                <text:p>13200200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200">
                <text:p>13400200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200">
                <text:p>13600200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200">
                <text:p>13800200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200">
                <text:p>14000200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200">
                <text:p>14200200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200">
                <text:p>1440020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200">
                <text:p>146002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200">
                <text:p>1480020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200">
                <text:p>15000200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200">
                <text:p>152002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200">
                <text:p>15400200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200">
                <text:p>15600200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200">
                <text:p>158002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200">
                <text:p>16000200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0200">
                <text:p>16200200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0200">
                <text:p>16400200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0200">
                <text:p>16600200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0200">
                <text:p>16800200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0200">
                <text:p>17000200</text:p>
              </table:table-cell>
              <table:table-cell office:value-type="float" office:value="15.46">
                <text:p>15.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